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--version</text:p>
      <text:p text:style-name="Standard"># Ваша версия может отличаться, но важно, чтобы она была не ниже 2.23.0</text:p>
      <text:p text:style-name="Standard"/>
      <text:p text:style-name="Standard">После установки Git нужно настроить. Для своей работы ему важно знать ваше имя и почту. Эти данные подставляются в историю изменений. Только так можно узнать, кто и что сделал в проекте:</text:p>
      <text:p text:style-name="Standard"/>
      <text:p text:style-name="Standard"># Выполняется из любой директории</text:p>
      <text:p text:style-name="Standard">git config --global user.name "&lt;имя фамилия&gt;"</text:p>
      <text:p text:style-name="Standard">git config --global user.email "&lt;ваш емейл&gt;"</text:p>
      <text:p text:style-name="Standard"/>
      <text:p text:style-name="Standard"># Создание ssh-ключей</text:p>
      <text:p text:style-name="Standard">ssh-keygen -t ed25519 <text:s/>-C "your_email@example.com"</text:p>
      <text:p text:style-name="Standard"># Дальше будет несколько вопросов. На все вопросы нужно нажимать Enter.</text:p>
      <text:p text:style-name="Standard"/>
      <text:p text:style-name="Standard"># Запуск агента ssh, который следит за ключами</text:p>
      <text:p text:style-name="Standard">eval "$(ssh-agent -s)"</text:p>
      <text:p text:style-name="Standard"/>
      <text:p text:style-name="Standard"># Добавления нового ssh-ключа в агент</text:p>
      <text:p text:style-name="Standard">ssh-add ~/.ssh/id_ed25519</text:p>
      <text:p text:style-name="Standard"/>
      <text:p text:style-name="Standard">Выведите содержимое файла ~/.ssh/id_ed25519.pub и скопируйте его:</text:p>
      <text:p text:style-name="Standard"/>
      <text:p text:style-name="Standard">cat ~/.ssh/id_ed25519.pub</text:p>
      <text:p text:style-name="Standard"/>
      <text:p text:style-name="Standard">Добавьте ssh-ключ в аккаунт GitHub. При добавлении вас попросят назвать ключ. Напишите что-нибудь.</text:p>
      <text:p text:style-name="Standard"/>
      <text:p text:style-name="Standard"># Создаем новый проект</text:p>
      <text:p text:style-name="Standard">mkdir test</text:p>
      <text:p text:style-name="Standard"/>
      <text:p text:style-name="Standard"># Переходим в созданную директорию</text:p>
      <text:p text:style-name="Standard">cd test</text:p>
      <text:p text:style-name="Standard"/>
      <text:p text:style-name="Standard"># Выполняем инициализацию</text:p>
      <text:p text:style-name="Standard">git init</text:p>
      <text:p text:style-name="Standard"/>
      <text:p text:style-name="Standard">Команда git init создает репозиторий — директорию .git, которая содержит все необходимые для работы Git-файлы.</text:p>
      <text:p text:style-name="Standard">С помощью команды git status можно посмотреть статус репозитория:</text:p>
      <text:p text:style-name="Standard"/>
      <text:p text:style-name="Standard">git status</text:p>
      <text:p text:style-name="Standard"/>
      <text:p text:style-name="Standard">On branch main</text:p>
      <text:p text:style-name="Standard">No commits yet</text:p>
      <text:p text:style-name="Standard">nothing to commit (create/copy files and use "git add" to track)</text:p>
      <text:p text:style-name="Standard"/>
      <text:p text:style-name="Standard"/>
      <text:p text:style-name="Standard">Давайте попробуем добавить файл:</text:p>
      <text:p text:style-name="Standard"/>
      <text:p text:style-name="Standard"># Создаем файл README.md со строкой текста</text:p>
      <text:p text:style-name="Standard">echo 'Hello' &gt; README.md</text:p>
      <text:p text:style-name="Standard"><text:soft-page-break/></text:p>
      <text:p text:style-name="Standard">Теперь снова смотрим на статус:</text:p>
      <text:p text:style-name="Standard"/>
      <text:p text:style-name="Standard">git status</text:p>
      <text:p text:style-name="Standard"/>
      <text:p text:style-name="Standard"># Часть вывода убрана</text:p>
      <text:p text:style-name="Standard">Untracked files:</text:p>
      <text:p text:style-name="Standard"><text:s text:c="2"/>(use "git add &lt;file&gt;..." to include in what will be committed)</text:p>
      <text:p text:style-name="Standard"><text:s text:c="4"/>README.md</text:p>
      <text:p text:style-name="Standard"/>
      <text:p text:style-name="Standard"># Для каждого нового или измененного файла</text:p>
      <text:p text:style-name="Standard">git add README.md</text:p>
      <text:p text:style-name="Standard"/>
      <text:p text:style-name="Standard"/>
      <text:p text:style-name="Standard">git status</text:p>
      <text:p text:style-name="Standard"/>
      <text:p text:style-name="Standard">Changes to be committed:</text:p>
      <text:p text:style-name="Standard"><text:s text:c="2"/>(use "git rm --cached &lt;file&gt;..." to unstage)</text:p>
      <text:p text:style-name="Standard"><text:s text:c="4"/>new file: <text:s text:c="2"/>README.md</text:p>
      <text:p text:style-name="Standard"/>
      <text:p text:style-name="Standard">git commit -m 'add README.md'</text:p>
      <text:p text:style-name="Standard"/>
      <text:p text:style-name="Standard">[main (root-commit) 3c5d976] add README.md</text:p>
      <text:p text:style-name="Standard">1 file changed, 1 insertion(+)</text:p>
      <text:p text:style-name="Standard">create mode 100644 README.md</text:p>
      <text:p text:style-name="Standard"/>
      <text:p text:style-name="Standard">Далее идем в ГИТХАБ, создаем репозиторий и вводим команды к консоле</text:p>
      <text:p text:style-name="Standard"># Подробнее эти команды мы разберем позже</text:p>
      <text:p text:style-name="Standard">git remote add origin git@github.com:&lt;ИМЯ НА ГИТХАБЕ&gt;/hexlet-git.git</text:p>
      <text:p text:style-name="Standard">git branch -M main</text:p>
      <text:p text:style-name="Standard">git push -u origin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5S</meta:editing-duration>
    <meta:editing-cycles>3</meta:editing-cycles>
    <meta:generator>OpenOffice/4.1.11$Win32 OpenOffice.org_project/4111m1$Build-9808</meta:generator>
    <dc:date>2023-04-15T20:20:37.86</dc:date>
    <meta:document-statistic meta:table-count="0" meta:image-count="0" meta:object-count="0" meta:page-count="2" meta:paragraph-count="52" meta:word-count="307" meta:character-count="1998"/>
    <meta:user-defined meta:name="Info 1"/>
    <meta:user-defined meta:name="Info 2"/>
    <meta:user-defined meta:name="Info 3"/>
    <meta:user-defined meta:name="Info 4"/>
  </office:meta>
</office:document-meta>
</file>